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893cm" fo:min-width="0.64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6.33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draw:transform="rotate (-0.791681348704628) translate (7.453cm 9.77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draw:transform="rotate (-0.479616478448042) translate (8.004cm 8.747cm)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0.372cm" svg:height="0.446cm" draw:transform="rotate (3.01453268404461) translate (6.73560451014186cm 10.4049237556273cm)" svg:viewBox="0 0 373 447" svg:d="M0 11c204-63 363 159 361 338l12 98">
          <text:p/>
        </draw:path>
        <draw:path draw:style-name="gr2" draw:text-style-name="P2" draw:layer="layout" svg:width="0.451cm" svg:height="0.508cm" draw:transform="rotate (0.661479786505851) translate (6.14933551459641cm 10.0549267068703cm)" svg:viewBox="0 0 452 509" svg:d="M0 94c146 196 521-374 342 99l40 220 70 96">
          <text:p/>
        </draw:path>
        <draw:path draw:style-name="gr2" draw:text-style-name="P2" draw:layer="layout" svg:width="0.28cm" svg:height="0.132cm" svg:x="7.54cm" svg:y="8.648cm" svg:viewBox="0 0 281 133" svg:d="M0 0h182l99 133">
          <text:p/>
        </draw:path>
        <draw:path draw:style-name="gr2" draw:text-style-name="P2" draw:layer="layout" svg:width="0.37cm" svg:height="0.298cm" draw:transform="rotate (-1.34652151791363) translate (7.86644023818561cm 8.51316222844045cm)" svg:viewBox="0 0 371 299" svg:d="M0 13c124-28 505-32 322 225l-31 61">
          <text:p/>
        </draw:path>
        <draw:polyline draw:style-name="gr2" draw:text-style-name="P2" draw:layer="layout" svg:width="0.291cm" svg:height="0.034cm" draw:transform="rotate (-2.35619449019234) translate (8.433cm 10.335cm)" svg:viewBox="0 0 292 35" draw:points="0,0 245,12 292,35">
          <text:p/>
        </draw:polyline>
        <draw:path draw:style-name="gr2" draw:text-style-name="P2" draw:layer="layout" svg:width="0.228cm" svg:height="0.388cm" draw:transform="rotate (-2.23559223887954) translate (8.516cm 10.55cm)" svg:viewBox="0 0 229 389" svg:d="M18 343c395 176 130-210 47-288l-65-55">
          <text:p/>
        </draw:path>
        <draw:frame draw:style-name="gr3" draw:text-style-name="P3" draw:layer="layout" svg:width="0.889cm" svg:height="0.962cm" svg:x="7.096cm" svg:y="9.182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Bröker</meta:initial-creator>
    <meta:creation-date>2015-06-14T20:58:46.317334522</meta:creation-date>
    <dc:date>2015-06-14T21:03:32.970737823</dc:date>
    <dc:creator>Felix Bröker</dc:creator>
    <meta:editing-duration>PT4M46S</meta:editing-duration>
    <meta:editing-cycles>1</meta:editing-cycles>
    <meta:document-statistic meta:object-count="10"/>
    <meta:generator>LibreOffice/4.4.2.2$Linux_X86_64 LibreOffice_project/40m0$Build-2</meta:generator>
  </office:meta>
</office:document-meta>
</file>